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さつき源代明朝" svg:font-family="さつき源代明朝" style:font-adornments="標準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5d38"/>
    </style:style>
    <style:style style:name="P2" style:family="paragraph" style:parent-style-name="Text_20_body">
      <style:paragraph-properties fo:text-align="end" style:justify-single-word="false"/>
      <style:text-properties officeooo:rsid="000a5d38" officeooo:paragraph-rsid="000a5d38"/>
    </style:style>
    <style:style style:name="T1" style:family="text">
      <style:text-properties officeooo:rsid="000a5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ドキュメントのタイトル</text:p>
      <text:p text:style-name="Subtitle">ドキュメントのサブタイトル</text:p>
      <text:p text:style-name="P2">0000.00.00：日<text:line-break/>著者：書</text:p>
      <text:p text:style-name="P1">　ここにドキュメントの本文を打ち込みます。段落内で改行をする場合は<text:span text:style-name="T1">Enterキーと同時にShiftキーを押します。新しいページを作成する場合はEnterキーと同時にCtrlキーを押します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さつき源代明朝" svg:font-family="さつき源代明朝" style:font-adornments="標準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さつき源代明朝" fo:font-family="さつき源代明朝" style:font-style-name="標準" style:font-pitch="variable" fo:font-size="10pt" fo:font-weight="normal" style:font-name-asian="さつき源代明朝" style:font-family-asian="さつき源代明朝" style:font-style-name-asian="標準" style:font-pitch-asian="variable" style:font-size-asian="10pt" style:font-weight-asian="normal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さつき源代明朝" fo:font-family="さつき源代明朝" style:font-style-name="標準" style:font-pitch="variable" fo:font-size="10pt" fo:font-weight="normal" style:font-name-asian="さつき源代明朝" style:font-family-asian="さつき源代明朝" style:font-style-name-asian="標準" style:font-pitch-asian="variable" style:font-size-asian="10pt" style:font-weight-asian="normal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weight="bold" style:font-weight-asian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style="normal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212cm" style:contextual-spacing="false"/>
      <style:text-properties fo:font-size="17.5pt" fo:font-style="normal" fo:font-weight="bold" style:font-size-asian="17.5pt" style:font-weight-asian="bold" style:font-size-complex="17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style="normal" fo:font-weight="bold" style:font-size-asian="20pt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>
        <style:tab-stops/>
      </style:paragraph-properties>
      <style:text-properties fo:font-size="16pt" style:font-size-asian="16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style:contextual-spacing="false"/>
      <style:text-properties fo:font-size="15pt" fo:font-style="normal" fo:font-weight="bold" style:font-size-asian="15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23cm" fo:margin-bottom="0.212cm" style:contextual-spacing="false"/>
      <style:text-properties fo:font-size="12.5pt" fo:font-style="normal" fo:font-weight="bold" style:font-size-asian="12.5pt" style:font-style-asian="normal" style:font-weight-asian="bold" style:font-size-complex="12.5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23cm" fo:margin-bottom="0.212cm" style:contextual-spacing="false"/>
      <style:text-properties fo:font-size="10pt" fo:font-style="normal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23cm" fo:margin-bottom="0.212cm" style:contextual-spacing="false"/>
      <style:text-properties fo:font-size="7.5pt" fo:font-style="normal" fo:font-weight="bold" style:font-size-asian="7.5pt" style:font-style-asian="normal" style:font-weight-asian="bold" style:font-size-complex="7.5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ドキュメントのタイトル</text:p>
      </style:header>
      <style:footer>
        <text:p text:style-name="Footer"><text:page-number text:select-page="current">1</text:page-number><text:s text:c="3"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2T16:14:28.764000000</meta:creation-date>
    <meta:editing-cycles>2</meta:editing-cycles>
    <meta:editing-duration>PT4S</meta:editing-duration>
    <dc:title>ドキュメントのタイトル</dc:title>
    <meta:generator>LibreOffice/7.2.5.2$Windows_X86_64 LibreOffice_project/499f9727c189e6ef3471021d6132d4c694f357e5</meta:generator>
    <dc:date>2022-07-22T16:14:29.839000000</dc:date>
    <meta:document-statistic meta:table-count="0" meta:image-count="0" meta:object-count="0" meta:page-count="1" meta:paragraph-count="6" meta:word-count="123" meta:character-count="153" meta:non-whitespace-character-count="147"/>
  </office:meta>
</office:document-meta>
</file>